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ExceptionWrapper.ServletExceptionWrapper( String theMessage , String theClassName , String theSt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ExceptionWrapper.printStackTrace( PrintStream the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ExceptionWrapper.ServletExceptionWrapper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ExceptionWrapper.ServletException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ExceptionWrapper.getWrappe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ExceptionWrapper.printStackTrace( PrintWriter the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